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40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sh_-_library_-_misc</text:p>
          </table:table-cell>
          <table:table-cell office:value-type="float" office:value="0.00337661605342" calcext:value-type="float">
            <text:p>0.0033766161</text:p>
          </table:table-cell>
        </table:table-row>
        <table:table-row table:style-name="ro1">
          <table:table-cell office:value-type="string" calcext:value-type="string">
            <text:p>Bash_-_Command_History</text:p>
          </table:table-cell>
          <table:table-cell office:value-type="float" office:value="0.169824212719" calcext:value-type="float">
            <text:p>0.1698242127</text:p>
          </table:table-cell>
        </table:table-row>
        <table:table-row table:style-name="ro1">
          <table:table-cell office:value-type="string" calcext:value-type="string">
            <text:p>Bash_-_Suppo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h_-_Arithmetic_Express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line_-_Search</text:p>
          </table:table-cell>
          <table:table-cell office:value-type="float" office:value="0.678624734587" calcext:value-type="float">
            <text:p>0.6786247346</text:p>
          </table:table-cell>
        </table:table-row>
        <table:table-row table:style-name="ro1">
          <table:table-cell office:value-type="string" calcext:value-type="string">
            <text:p>Bash_-_Error_Handling</text:p>
          </table:table-cell>
          <table:table-cell office:value-type="float" office:value="0.171554996097" calcext:value-type="float">
            <text:p>0.1715549961</text:p>
          </table:table-cell>
        </table:table-row>
        <table:table-row table:style-name="ro1">
          <table:table-cell office:value-type="string" calcext:value-type="string">
            <text:p>Job_Control</text:p>
          </table:table-cell>
          <table:table-cell office:value-type="float" office:value="0.294022029316" calcext:value-type="float">
            <text:p>0.2940220293</text:p>
          </table:table-cell>
        </table:table-row>
        <table:table-row table:style-name="ro1">
          <table:table-cell office:value-type="string" calcext:value-type="string">
            <text:p>I/O_Handling</text:p>
          </table:table-cell>
          <table:table-cell office:value-type="float" office:value="0.0810990715188" calcext:value-type="float">
            <text:p>0.0810990715</text:p>
          </table:table-cell>
        </table:table-row>
        <table:table-row table:style-name="ro1">
          <table:table-cell office:value-type="string" calcext:value-type="string">
            <text:p>Bash_-_Builtins</text:p>
          </table:table-cell>
          <table:table-cell office:value-type="float" office:value="0.0588191203014" calcext:value-type="float">
            <text:p>0.0588191203</text:p>
          </table:table-cell>
        </table:table-row>
        <table:table-row table:style-name="ro1">
          <table:table-cell office:value-type="string" calcext:value-type="string">
            <text:p>Readline_-_Key_bindings</text:p>
          </table:table-cell>
          <table:table-cell office:value-type="float" office:value="0.28283037642" calcext:value-type="float">
            <text:p>0.2828303764</text:p>
          </table:table-cell>
        </table:table-row>
        <table:table-row table:style-name="ro1">
          <table:table-cell office:value-type="string" calcext:value-type="string">
            <text:p>Bash_-_general</text:p>
          </table:table-cell>
          <table:table-cell office:value-type="float" office:value="0.0659206324226" calcext:value-type="float">
            <text:p>0.0659206324</text:p>
          </table:table-cell>
        </table:table-row>
        <table:table-row table:style-name="ro1">
          <table:table-cell office:value-type="string" calcext:value-type="string">
            <text:p>Bash_-_library_-_tilde_expansion</text:p>
          </table:table-cell>
          <table:table-cell office:value-type="float" office:value="0.147738964881" calcext:value-type="float">
            <text:p>0.1477389649</text:p>
          </table:table-cell>
        </table:table-row>
        <table:table-row table:style-name="ro1">
          <table:table-cell office:value-type="string" calcext:value-type="string">
            <text:p>Bash_-_library_-_pathname_expansion</text:p>
          </table:table-cell>
          <table:table-cell office:value-type="float" office:value="0.0750482071052" calcext:value-type="float">
            <text:p>0.0750482071</text:p>
          </table:table-cell>
        </table:table-row>
        <table:table-row table:style-name="ro1">
          <table:table-cell office:value-type="string" calcext:value-type="string">
            <text:p>Bash_-_conditional_comman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h_-_Library</text:p>
          </table:table-cell>
          <table:table-cell office:value-type="float" office:value="0.0942468658001" calcext:value-type="float">
            <text:p>0.0942468658</text:p>
          </table:table-cell>
        </table:table-row>
        <table:table-row table:style-name="ro1">
          <table:table-cell office:value-type="string" calcext:value-type="string">
            <text:p>Bash_-_Library_-_memory_allocation</text:p>
          </table:table-cell>
          <table:table-cell office:value-type="float" office:value="0.0624354043292" calcext:value-type="float">
            <text:p>0.0624354043</text:p>
          </table:table-cell>
        </table:table-row>
        <table:table-row table:style-name="ro1">
          <table:table-cell office:value-type="string" calcext:value-type="string">
            <text:p>Bash_-_Command_structures_and_command_handling</text:p>
          </table:table-cell>
          <table:table-cell office:value-type="float" office:value="0.107116383743" calcext:value-type="float">
            <text:p>0.1071163837</text:p>
          </table:table-cell>
        </table:table-row>
        <table:table-row table:style-name="ro1">
          <table:table-cell office:value-type="string" calcext:value-type="string">
            <text:p>Bash_-_readline_line_editing_support</text:p>
          </table:table-cell>
          <table:table-cell office:value-type="float" office:value="0.0650615557601" calcext:value-type="float">
            <text:p>0.0650615558</text:p>
          </table:table-cell>
        </table:table-row>
        <table:table-row table:style-name="ro1">
          <table:table-cell office:value-type="string" calcext:value-type="string">
            <text:p>Mail_Chec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h_-_Version_Handling</text:p>
          </table:table-cell>
          <table:table-cell office:value-type="float" office:value="0.394736842105" calcext:value-type="float">
            <text:p>0.3947368421</text:p>
          </table:table-cell>
        </table:table-row>
        <table:table-row table:style-name="ro1">
          <table:table-cell office:value-type="string" calcext:value-type="string">
            <text:p>Shell_Initialization</text:p>
          </table:table-cell>
          <table:table-cell office:value-type="float" office:value="0.143754738226" calcext:value-type="float">
            <text:p>0.1437547382</text:p>
          </table:table-cell>
        </table:table-row>
        <table:table-row table:style-name="ro1">
          <table:table-cell office:value-type="string" calcext:value-type="string">
            <text:p>Bash_-_libc</text:p>
          </table:table-cell>
          <table:table-cell office:value-type="float" office:value="0.0600975181992" calcext:value-type="float">
            <text:p>0.0600975182</text:p>
          </table:table-cell>
        </table:table-row>
        <table:table-row table:style-name="ro1">
          <table:table-cell office:value-type="string" calcext:value-type="string">
            <text:p>Bash_-_Signal_Handling</text:p>
          </table:table-cell>
          <table:table-cell office:value-type="float" office:value="0.182553947041" calcext:value-type="float">
            <text:p>0.182553947</text:p>
          </table:table-cell>
        </table:table-row>
        <table:table-row table:style-name="ro1">
          <table:table-cell office:value-type="string" calcext:value-type="string">
            <text:p>Completion_and_Expansion</text:p>
          </table:table-cell>
          <table:table-cell office:value-type="float" office:value="0.147697965435" calcext:value-type="float">
            <text:p>0.1476979654</text:p>
          </table:table-cell>
        </table:table-row>
        <table:table-row table:style-name="ro2">
          <table:table-cell/>
          <table:table-cell table:formula="of:=AVERAGE([.B1:.B24])" office:value-type="float" office:value="0.136940007585834" calcext:value-type="float">
            <text:p>0.13694000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0T22:22:15.921339687</dc:date>
    <dc:creator>Joshua Garcia</dc:creator>
    <meta:document-statistic meta:table-count="1" meta:cell-count="49" meta:object-count="0"/>
    <meta:generator>LibreOffice/4.1.2.3$Linux_X86_64 LibreOffice_project/410m0$Build-3</meta:generator>
  </office:meta>
</office:document-meta>
</file>